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5deb3" fo:min-height="0.73cm"/>
    </style:style>
    <style:style style:name="gr12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3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solid" draw:fill-color="#dde2cd" draw:shadow="hidden"/>
    </style:style>
    <style:style style:name="gr15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fo:min-height="2.367cm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9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20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25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</style:style>
    <style:style style:name="gr27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</style:style>
    <style:style style:name="gr2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29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</style:style>
    <style:style style:name="gr30" style:family="graphic" style:parent-style-name="standard">
      <style:graphic-properties draw:stroke="none" draw:fill="none" draw:textarea-vertical-align="middle" fo:min-height="1.081cm" fo:min-width="2.54cm" fo:padding-top="0.141cm" fo:padding-bottom="0.141cm" fo:padding-left="0.141cm" fo:padding-right="0.14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solid" draw:fill-color="#dde2c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6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20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1.43cm" svg:x2="7.62cm" svg:y2="15.24cm">
          <text:p/>
        </draw:line>
        <draw:line draw:style-name="gr1" draw:text-style-name="P2" draw:layer="layout" svg:x1="5.08cm" svg:y1="16.51cm" svg:x2="17.272cm" svg:y2="20.32cm">
          <text:p/>
        </draw:line>
        <draw:line draw:style-name="gr1" draw:text-style-name="P2" draw:layer="layout" svg:x1="19.05cm" svg:y1="20.32cm" svg:x2="19.05cm" svg:y2="16.51cm">
          <text:p/>
        </draw:line>
        <draw:custom-shape draw:style-name="gr2" draw:text-style-name="P4" draw:layer="layout" svg:width="2.54cm" svg:height="1.27cm" svg:x="5.08cm" svg:y="22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2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27cm" svg:x="9.652cm" svg:y="22.86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2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99cm" svg:height="1.27cm" svg:x="11.811cm" svg:y="22.86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2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13cm" svg:height="1.361cm" svg:x="2.667cm" svg:y="22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7" draw:text-style-name="P2" draw:layer="layout" svg:x1="4.064cm" svg:y1="21.59cm" svg:x2="11.811cm" svg:y2="22.86cm">
          <text:p/>
        </draw:line>
        <draw:line draw:style-name="gr7" draw:text-style-name="P2" draw:layer="layout" svg:x1="19.05cm" svg:y1="21.59cm" svg:x2="16.51cm" svg:y2="22.86cm">
          <text:p/>
        </draw:line>
        <draw:line draw:style-name="gr7" draw:text-style-name="P2" draw:layer="layout" svg:x1="5.08cm" svg:y1="19.05cm" svg:x2="4.064cm" svg:y2="20.32cm">
          <text:p/>
        </draw:line>
        <draw:line draw:style-name="gr7" draw:text-style-name="P2" draw:layer="layout" svg:x1="10.16cm" svg:y1="19.05cm" svg:x2="5.334cm" svg:y2="20.32cm">
          <text:p/>
        </draw:line>
        <draw:custom-shape draw:style-name="gr2" draw:text-style-name="P6" draw:layer="layout" svg:width="2.54cm" svg:height="1.27cm" svg:x="5.08cm" svg:y="15.24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13cm" svg:height="1.361cm" svg:x="2.54cm" svg:y="15.28cm">
          <draw:text-box>
            <text:p><text:span text:style-name="T2">NET</text:span></text:p>
          </draw:text-box>
        </draw:frame>
        <draw:custom-shape draw:style-name="gr9" draw:text-style-name="P6" draw:layer="layout" svg:width="1.27cm" svg:height="1.27cm" svg:x="17.78cm" svg:y="15.24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5.24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5.24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1.27cm" svg:x="7.62cm" svg:y="15.24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5.24cm">
          <text:p text:style-name="P3"><text:span text:style-name="T3">NxtHdr</text:span><text:span text:style-name="T3"><text:line-break/></text:span><text:span text:style-name="T3"><text:line-break/></text:span><text:span text:style-name="T3">1/* 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24cm" svg:height="0.889cm" svg:x="4.953cm" svg:y="24.257cm">
          <draw:text-box>
            <text:p><text:span text:style-name="T3">*Explicit Header mode</text:span></text:p>
          </draw:text-box>
        </draw:frame>
        <draw:frame draw:style-name="gr11" draw:text-style-name="P7" draw:layer="layout" svg:width="2.921cm" svg:height="1.28cm" svg:x="2.032cm" svg:y="12.736cm">
          <draw:text-box>
            <text:p><text:span text:style-name="T2">UDP</text:span><text:span text:style-name="T2"><text:line-break/></text:span><text:span text:style-name="T4">RFC6282</text:span></text:p>
          </draw:text-box>
        </draw:frame>
        <draw:custom-shape draw:style-name="gr12" draw:text-style-name="P10" draw:layer="layout" svg:width="5.461cm" svg:height="2.159cm" svg:x="13.589cm" svg:y="10.16cm">
          <text:p text:style-name="P9"><text:span text:style-name="T5">Ports:</text:span></text:p>
          <text:p text:style-name="P9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13.97cm" svg:x2="13.97cm" svg:y2="15.24cm">
          <text:p/>
        </draw:line>
        <draw:line draw:style-name="gr1" draw:text-style-name="P2" draw:layer="layout" svg:x1="19.05cm" svg:y1="13.97cm" svg:x2="16.51cm" svg:y2="15.24cm">
          <text:p/>
        </draw:line>
        <draw:frame draw:style-name="gr13" draw:text-style-name="P12" draw:layer="layout" svg:width="2.413cm" svg:height="1.744cm" svg:x="1.397cm" svg:y="7.493cm">
          <draw:text-box>
            <text:p text:style-name="P11"><text:span text:style-name="T7">RFC 6282</text:span><text:span text:style-name="T7"><text:line-break/></text:span><text:span text:style-name="T7"> IPv6 </text:span><text:span text:style-name="T7"><text:line-break/></text:span><text:span text:style-name="T7">LOWPAN_IPHC</text:span></text:p>
          </draw:text-box>
        </draw:frame>
        <draw:g>
          <draw:g>
            <draw:polygon draw:style-name="gr14" draw:text-style-name="P13" draw:layer="layout" svg:width="1.143cm" svg:height="1.27cm" svg:x="3.809cm" svg:y="7.729cm" svg:viewBox="0 0 1144 1271" draw:points="0,1271 1144,1271 1144,0 0,0">
              <text:p/>
            </draw:polygon>
            <draw:polygon draw:style-name="gr15" draw:text-style-name="P14" draw:layer="layout" svg:width="1.143cm" svg:height="1.27cm" svg:x="3.809cm" svg:y="7.729cm" svg:viewBox="0 0 1144 1271" draw:points="0,1271 1144,1271 1144,0 0,0">
              <text:p/>
            </draw:polygon>
          </draw:g>
          <draw:frame draw:style-name="gr16" draw:text-style-name="P12" draw:layer="layout" svg:width="1.143cm" svg:height="1.426cm" svg:x="3.809cm" svg:y="7.652cm">
            <draw:text-box>
              <text:p text:style-name="P11"><text:span text:style-name="T7">Ver</text:span><text:span text:style-name="T7"><text:line-break/></text:span><text:span text:style-name="T7"><text:line-break/></text:span><text:span text:style-name="T7">3b011</text:span></text:p>
            </draw:text-box>
          </draw:frame>
        </draw:g>
        <draw:g>
          <draw:g>
            <draw:polygon draw:style-name="gr14" draw:text-style-name="P13" draw:layer="layout" svg:width="1.523cm" svg:height="1.27cm" svg:x="6.223cm" svg:y="7.729cm" svg:viewBox="0 0 1524 1271" draw:points="0,1271 1524,1271 1524,0 0,0">
              <text:p/>
            </draw:polygon>
            <draw:polygon draw:style-name="gr15" draw:text-style-name="P14" draw:layer="layout" svg:width="1.523cm" svg:height="1.27cm" svg:x="6.223cm" svg:y="7.729cm" svg:viewBox="0 0 1524 1271" draw:points="0,1271 1524,1271 1524,0 0,0">
              <text:p/>
            </draw:polygon>
          </draw:g>
          <draw:frame draw:style-name="gr16" draw:text-style-name="P12" draw:layer="layout" svg:width="1.523cm" svg:height="1.426cm" svg:x="6.223cm" svg:y="7.652cm">
            <draw:text-box>
              <text:p text:style-name="P11"><text:span text:style-name="T7">NxtHdr</text:span><text:span text:style-name="T7"><text:line-break/></text:span><text:span text:style-name="T7">Cmprsd?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4" draw:text-style-name="P13" draw:layer="layout" svg:width="1.396cm" svg:height="1.27cm" svg:x="7.747cm" svg:y="7.729cm" svg:viewBox="0 0 1397 1271" draw:points="0,1271 1397,1271 1397,0 0,0">
              <text:p/>
            </draw:polygon>
            <draw:polygon draw:style-name="gr15" draw:text-style-name="P14" draw:layer="layout" svg:width="1.396cm" svg:height="1.27cm" svg:x="7.747cm" svg:y="7.729cm" svg:viewBox="0 0 1397 1271" draw:points="0,1271 1397,1271 1397,0 0,0">
              <text:p/>
            </draw:polygon>
          </draw:g>
          <draw:frame draw:style-name="gr16" draw:text-style-name="P12" draw:layer="layout" svg:width="1.396cm" svg:height="1.426cm" svg:x="7.747cm" svg:y="7.652cm">
            <draw:text-box>
              <text:p text:style-name="P11"><text:span text:style-name="T7">HLIM</text:span><text:span text:style-name="T7"><text:line-break/></text:span><text:span text:style-name="T7">HopLmt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4" draw:text-style-name="P13" draw:layer="layout" svg:width="1.015cm" svg:height="1.27cm" svg:x="9.144cm" svg:y="7.729cm" svg:viewBox="0 0 1016 1271" draw:points="0,1271 1016,1271 1016,0 0,0">
              <text:p/>
            </draw:polygon>
            <draw:polygon draw:style-name="gr15" draw:text-style-name="P14" draw:layer="layout" svg:width="1.015cm" svg:height="1.27cm" svg:x="9.144cm" svg:y="7.729cm" svg:viewBox="0 0 1016 1271" draw:points="0,1271 1016,1271 1016,0 0,0">
              <text:p/>
            </draw:polygon>
          </draw:g>
          <draw:frame draw:style-name="gr16" draw:text-style-name="P12" draw:layer="layout" svg:width="1.015cm" svg:height="1.426cm" svg:x="9.144cm" svg:y="7.652cm">
            <draw:text-box>
              <text:p text:style-name="P11"><text:span text:style-name="T7">CtxId</text:span><text:span text:style-name="T7"><text:line-break/></text:span><text:span text:style-name="T7">Ext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4" draw:text-style-name="P13" draw:layer="layout" svg:width="2.031cm" svg:height="1.27cm" svg:x="11.811cm" svg:y="7.729cm" svg:viewBox="0 0 2032 1271" draw:points="0,1271 2032,1271 2032,0 0,0">
              <text:p/>
            </draw:polygon>
            <draw:polygon draw:style-name="gr15" draw:text-style-name="P14" draw:layer="layout" svg:width="2.031cm" svg:height="1.27cm" svg:x="11.811cm" svg:y="7.729cm" svg:viewBox="0 0 2032 1271" draw:points="0,1271 2032,1271 2032,0 0,0">
              <text:p/>
            </draw:polygon>
          </draw:g>
          <draw:frame draw:style-name="gr16" draw:text-style-name="P12" draw:layer="layout" svg:width="2.03cm" svg:height="1.426cm" svg:x="11.811cm" svg:y="7.652cm">
            <draw:text-box>
              <text:p text:style-name="P11"><text:span text:style-name="T7">SAM</text:span><text:span text:style-name="T7"><text:line-break/></text:span><text:span text:style-name="T7">SrcAddr Mode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4" draw:text-style-name="P13" draw:layer="layout" svg:width="2.031cm" svg:height="1.27cm" svg:x="17.018cm" svg:y="7.729cm" svg:viewBox="0 0 2032 1271" draw:points="0,1271 2032,1271 2032,0 0,0">
              <text:p/>
            </draw:polygon>
            <draw:polygon draw:style-name="gr15" draw:text-style-name="P14" draw:layer="layout" svg:width="2.031cm" svg:height="1.27cm" svg:x="17.018cm" svg:y="7.729cm" svg:viewBox="0 0 2032 1271" draw:points="0,1271 2032,1271 2032,0 0,0">
              <text:p/>
            </draw:polygon>
          </draw:g>
          <draw:frame draw:style-name="gr16" draw:text-style-name="P12" draw:layer="layout" svg:width="2.031cm" svg:height="1.426cm" svg:x="17.018cm" svg:y="7.652cm">
            <draw:text-box>
              <text:p text:style-name="P11"><text:span text:style-name="T7">DAM</text:span><text:span text:style-name="T7"><text:line-break/></text:span><text:span text:style-name="T7">DstAddrMode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4" draw:text-style-name="P13" draw:layer="layout" svg:width="1.269cm" svg:height="1.27cm" svg:x="4.953cm" svg:y="7.729cm" svg:viewBox="0 0 1270 1271" draw:points="0,1271 1270,1271 1270,0 0,0">
              <text:p/>
            </draw:polygon>
            <draw:polygon draw:style-name="gr15" draw:text-style-name="P14" draw:layer="layout" svg:width="1.269cm" svg:height="1.27cm" svg:x="4.953cm" svg:y="7.729cm" svg:viewBox="0 0 1270 1271" draw:points="0,1271 1270,1271 1270,0 0,0">
              <text:p/>
            </draw:polygon>
          </draw:g>
          <draw:frame draw:style-name="gr16" draw:text-style-name="P12" draw:layer="layout" svg:width="1.268cm" svg:height="1.426cm" svg:x="4.953cm" svg:y="7.652cm">
            <draw:text-box>
              <text:p text:style-name="P11"><text:span text:style-name="T7">TF</text:span><text:span text:style-name="T7"><text:line-break/></text:span><text:span text:style-name="T7">TrfcFlo: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4" draw:text-style-name="P13" draw:layer="layout" svg:width="1.65cm" svg:height="1.27cm" svg:x="10.16cm" svg:y="7.729cm" svg:viewBox="0 0 1651 1271" draw:points="0,1271 1651,1271 1651,0 0,0">
              <text:p/>
            </draw:polygon>
            <draw:polygon draw:style-name="gr15" draw:text-style-name="P14" draw:layer="layout" svg:width="1.65cm" svg:height="1.27cm" svg:x="10.16cm" svg:y="7.729cm" svg:viewBox="0 0 1651 1271" draw:points="0,1271 1651,1271 1651,0 0,0">
              <text:p/>
            </draw:polygon>
          </draw:g>
          <draw:frame draw:style-name="gr16" draw:text-style-name="P12" draw:layer="layout" svg:width="1.65cm" svg:height="1.426cm" svg:x="10.16cm" svg:y="7.652cm">
            <draw:text-box>
              <text:p text:style-name="P11"><text:span text:style-name="T7">SrcAddr</text:span><text:span text:style-name="T7"><text:line-break/></text:span><text:span text:style-name="T7">CmprsTyp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4" draw:text-style-name="P13" draw:layer="layout" svg:width="1.65cm" svg:height="1.27cm" svg:x="15.367cm" svg:y="7.729cm" svg:viewBox="0 0 1651 1271" draw:points="0,1271 1651,1271 1651,0 0,0">
              <text:p/>
            </draw:polygon>
            <draw:polygon draw:style-name="gr15" draw:text-style-name="P14" draw:layer="layout" svg:width="1.65cm" svg:height="1.27cm" svg:x="15.367cm" svg:y="7.729cm" svg:viewBox="0 0 1651 1271" draw:points="0,1271 1651,1271 1651,0 0,0">
              <text:p/>
            </draw:polygon>
          </draw:g>
          <draw:frame draw:style-name="gr16" draw:text-style-name="P12" draw:layer="layout" svg:width="1.65cm" svg:height="1.426cm" svg:x="15.367cm" svg:y="7.652cm">
            <draw:text-box>
              <text:p text:style-name="P11"><text:span text:style-name="T7">DstAddr</text:span><text:span text:style-name="T7"><text:line-break/></text:span><text:span text:style-name="T7">CmprsTyp 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4" draw:text-style-name="P13" draw:layer="layout" svg:width="1.523cm" svg:height="1.27cm" svg:x="13.843cm" svg:y="7.729cm" svg:viewBox="0 0 1524 1271" draw:points="0,1271 1524,1271 1524,0 0,0">
              <text:p/>
            </draw:polygon>
            <draw:polygon draw:style-name="gr15" draw:text-style-name="P14" draw:layer="layout" svg:width="1.523cm" svg:height="1.27cm" svg:x="13.843cm" svg:y="7.729cm" svg:viewBox="0 0 1524 1271" draw:points="0,1271 1524,1271 1524,0 0,0">
              <text:p/>
            </draw:polygon>
          </draw:g>
          <draw:frame draw:style-name="gr16" draw:text-style-name="P12" draw:layer="layout" svg:width="1.523cm" svg:height="1.426cm" svg:x="13.843cm" svg:y="7.652cm">
            <draw:text-box>
              <text:p text:style-name="P11"><text:span text:style-name="T7">Mcst</text:span><text:span text:style-name="T7"><text:line-break/></text:span><text:span text:style-name="T7">Cmprsd? </text:span><text:span text:style-name="T7"><text:line-break/></text:span><text:span text:style-name="T7">1 b</text:span></text:p>
            </draw:text-box>
          </draw:frame>
        </draw:g>
        <draw:line draw:style-name="gr1" draw:text-style-name="P1" draw:layer="layout" svg:x1="3.81cm" svg:y1="11.43cm" svg:x2="5.08cm" svg:y2="15.24cm">
          <text:p/>
        </draw:line>
        <draw:frame draw:style-name="gr17" draw:text-style-name="P15" draw:layer="layout" svg:width="15.24cm" svg:height="2.617cm" svg:x="3.81cm" svg:y="2.54cm">
          <draw:text-box>
            <text:p><text:span text:style-name="T8">APv6 Stack Overview</text:span><text:span text:style-name="T8"><text:line-break/></text:span><text:span text:style-name="T9">draft 1.3</text:span><text:span text:style-name="T9"><text:tab/></text:span><text:span text:style-name="T9"><text:tab/></text:span><text:span text:style-name="T9">2018/10/18</text:span></text:p>
          </draw:text-box>
        </draw:frame>
        <draw:frame draw:style-name="gr8" draw:text-style-name="P7" draw:layer="layout" svg:width="2.413cm" svg:height="1.361cm" svg:x="1.524cm" svg:y="20.369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custom-shape draw:style-name="gr9" draw:text-style-name="P4" draw:layer="layout" svg:width="1.27cm" svg:height="1.27cm" svg:x="4.064cm" svg:y="20.32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4cm" svg:height="1.27cm" svg:x="8.89cm" svg:y="20.32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1.27cm" svg:x="13.97cm" svg:y="20.32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778cm" svg:height="1.27cm" svg:x="17.272cm" svg:y="20.32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938cm" svg:y="20.32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4cm" svg:height="1.27cm" svg:x="10.414cm" svg:y="20.32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5.24cm" svg:y="20.32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4cm" svg:height="1.27cm" svg:x="7.366cm" svg:y="20.32cm">
          <text:p text:style-name="P3"><text:span text:style-name="T1">PV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5.334cm" svg:y="20.32cm">
          <text:p text:style-name="P3"><text:span text:style-name="T1">Res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413cm" svg:height="1.744cm" svg:x="1.397cm" svg:y="9.906cm">
          <draw:text-box>
            <text:p text:style-name="P11"><text:span text:style-name="T7">APv6 </text:span><text:span text:style-name="T7"><text:line-break/></text:span><text:span text:style-name="T7">IPHC</text:span></text:p>
          </draw:text-box>
        </draw:frame>
        <draw:frame draw:style-name="gr20" draw:text-style-name="P12" draw:layer="layout" svg:width="2.54cm" svg:height="1.045cm" svg:x="1.397cm" svg:y="8.83cm">
          <draw:text-box>
            <text:p text:style-name="P11"><text:span text:style-name="T7">Assumed values:</text:span></text:p>
          </draw:text-box>
        </draw:frame>
        <draw:frame draw:style-name="gr21" draw:text-style-name="P17" draw:layer="layout" svg:width="15.24cm" svg:height="0.664cm" svg:x="3.81cm" svg:y="9.003cm">
          <draw:text-box>
            <text:p text:style-name="P16"><text:span text:style-name="T7"><text:s text:c="18"/></text:span><text:span text:style-name="T7">2b11 <text:s text:c="43"/>0 <text:s text:c="14"/>0 <text:s text:c="42"/>0 <text:s text:c="17"/>0</text:span></text:p>
          </draw:text-box>
        </draw:frame>
        <draw:g>
          <draw:g>
            <draw:g>
              <draw:polygon draw:style-name="gr14" draw:text-style-name="P13" draw:layer="layout" svg:width="1.143cm" svg:height="1.27cm" svg:x="3.809cm" svg:y="10.142cm" svg:viewBox="0 0 1144 1271" draw:points="0,1271 1144,1271 1144,0 0,0">
                <text:p/>
              </draw:polygon>
              <draw:polygon draw:style-name="gr15" draw:text-style-name="P14" draw:layer="layout" svg:width="1.143cm" svg:height="1.27cm" svg:x="3.809cm" svg:y="10.142cm" svg:viewBox="0 0 1144 1271" draw:points="0,1271 1144,1271 1144,0 0,0">
                <text:p/>
              </draw:polygon>
            </draw:g>
            <draw:frame draw:style-name="gr16" draw:text-style-name="P12" draw:layer="layout" svg:width="1.143cm" svg:height="1.426cm" svg:x="3.809cm" svg:y="10.065cm">
              <draw:text-box>
                <text:p text:style-name="P11"><text:span text:style-name="T7">Prefix</text:span><text:span text:style-name="T7"><text:line-break/></text:span><text:span text:style-name="T7"><text:line-break/></text:span><text:span text:style-name="T7">3b110</text:span></text:p>
              </draw:text-box>
            </draw:frame>
          </draw:g>
          <draw:g>
            <draw:g>
              <draw:polygon draw:style-name="gr14" draw:text-style-name="P13" draw:layer="layout" svg:width="1.523cm" svg:height="1.27cm" svg:x="4.923cm" svg:y="10.142cm" svg:viewBox="0 0 1524 1271" draw:points="0,1271 1524,1271 1524,0 0,0">
                <text:p/>
              </draw:polygon>
              <draw:polygon draw:style-name="gr15" draw:text-style-name="P14" draw:layer="layout" svg:width="1.523cm" svg:height="1.27cm" svg:x="4.923cm" svg:y="10.142cm" svg:viewBox="0 0 1524 1271" draw:points="0,1271 1524,1271 1524,0 0,0">
                <text:p/>
              </draw:polygon>
            </draw:g>
            <draw:frame draw:style-name="gr16" draw:text-style-name="P12" draw:layer="layout" svg:width="1.523cm" svg:height="1.426cm" svg:x="4.923cm" svg:y="10.065cm">
              <draw:text-box>
                <text:p text:style-name="P11"><text:span text:style-name="T7">NxtHdr</text:span><text:span text:style-name="T7"><text:line-break/></text:span><text:span text:style-name="T7">Cmprsd?</text:span><text:span text:style-name="T7"><text:line-break/></text:span><text:span text:style-name="T7">1 b</text:span></text:p>
              </draw:text-box>
            </draw:frame>
          </draw:g>
          <draw:g>
            <draw:g>
              <draw:polygon draw:style-name="gr14" draw:text-style-name="P13" draw:layer="layout" svg:width="1.396cm" svg:height="1.27cm" svg:x="6.447cm" svg:y="10.142cm" svg:viewBox="0 0 1397 1271" draw:points="0,1271 1397,1271 1397,0 0,0">
                <text:p/>
              </draw:polygon>
              <draw:polygon draw:style-name="gr15" draw:text-style-name="P14" draw:layer="layout" svg:width="1.396cm" svg:height="1.27cm" svg:x="6.447cm" svg:y="10.142cm" svg:viewBox="0 0 1397 1271" draw:points="0,1271 1397,1271 1397,0 0,0">
                <text:p/>
              </draw:polygon>
            </draw:g>
            <draw:frame draw:style-name="gr16" draw:text-style-name="P12" draw:layer="layout" svg:width="1.396cm" svg:height="1.426cm" svg:x="6.447cm" svg:y="10.065cm">
              <draw:text-box>
                <text:p text:style-name="P11"><text:span text:style-name="T7">Hop</text:span><text:span text:style-name="T7"><text:line-break/></text:span><text:span text:style-name="T7">Lmt</text:span><text:span text:style-name="T7"><text:line-break/></text:span><text:span text:style-name="T7">2 b</text:span></text:p>
              </draw:text-box>
            </draw:frame>
          </draw:g>
          <draw:g>
            <draw:g>
              <draw:polygon draw:style-name="gr14" draw:text-style-name="P13" draw:layer="layout" svg:width="1.332cm" svg:height="1.27cm" svg:x="7.811cm" svg:y="10.142cm" svg:viewBox="0 0 1333 1271" draw:points="0,1271 1333,1271 1333,0 0,0">
                <text:p/>
              </draw:polygon>
              <draw:polygon draw:style-name="gr15" draw:text-style-name="P14" draw:layer="layout" svg:width="1.332cm" svg:height="1.27cm" svg:x="7.811cm" svg:y="10.142cm" svg:viewBox="0 0 1333 1271" draw:points="0,1271 1333,1271 1333,0 0,0">
                <text:p/>
              </draw:polygon>
            </draw:g>
            <draw:frame draw:style-name="gr16" draw:text-style-name="P12" draw:layer="layout" svg:width="1.332cm" svg:height="1.426cm" svg:x="7.811cm" svg:y="10.065cm">
              <draw:text-box>
                <text:p text:style-name="P11"><text:span text:style-name="T7">SrcAddr</text:span><text:span text:style-name="T7"><text:line-break/></text:span><text:span text:style-name="T7"> Mode</text:span><text:span text:style-name="T7"><text:line-break/></text:span><text:span text:style-name="T7">1 b</text:span></text:p>
              </draw:text-box>
            </draw:frame>
          </draw:g>
          <draw:g>
            <draw:g>
              <draw:polygon draw:style-name="gr14" draw:text-style-name="P13" draw:layer="layout" svg:width="1.332cm" svg:height="1.27cm" svg:x="9.112cm" svg:y="10.143cm" svg:viewBox="0 0 1333 1271" draw:points="0,1271 1333,1271 1333,0 0,0">
                <text:p/>
              </draw:polygon>
              <draw:polygon draw:style-name="gr15" draw:text-style-name="P14" draw:layer="layout" svg:width="1.332cm" svg:height="1.27cm" svg:x="9.112cm" svg:y="10.143cm" svg:viewBox="0 0 1333 1271" draw:points="0,1271 1333,1271 1333,0 0,0">
                <text:p/>
              </draw:polygon>
            </draw:g>
            <draw:frame draw:style-name="gr16" draw:text-style-name="P12" draw:layer="layout" svg:width="1.332cm" svg:height="1.426cm" svg:x="9.112cm" svg:y="10.066cm">
              <draw:text-box>
                <text:p text:style-name="P11"><text:span text:style-name="T7">DstAddr Mode</text:span><text:span text:style-name="T7"><text:line-break/></text:span><text:span text:style-name="T7">1 b</text:span></text:p>
              </draw:text-box>
            </draw:frame>
          </draw:g>
        </draw:g>
        <draw:frame draw:style-name="gr22" draw:text-style-name="P19" draw:layer="layout" svg:width="2.667cm" svg:height="1.165cm" svg:x="2.413cm" svg:y="17.907cm">
          <draw:text-box>
            <text:p text:style-name="P18"><text:span text:style-name="T10">Fctl field:</text:span></text:p>
          </draw:text-box>
        </draw:frame>
        <draw:custom-shape draw:style-name="gr23" draw:text-style-name="P20" draw:layer="layout" svg:width="1.27cm" svg:height="1.27cm" svg:x="5.08cm" svg:y="17.78cm">
          <text:p text:style-name="P3"><text:span text:style-name="T3">Type</text:span><text:span text:style-name="T3"><text:line-break/></text:span><text:span text:style-name="T3">NET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635cm" svg:height="1.27cm" svg:x="6.35cm" svg:y="17.78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0.635cm" svg:height="1.27cm" svg:x="6.985cm" svg:y="17.78cm">
          <text:p text:style-name="P3"><text:span text:style-name="T3">R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0.635cm" svg:height="1.27cm" svg:x="7.62cm" svg:y="17.78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0.635cm" svg:height="1.27cm" svg:x="8.255cm" svg:y="17.78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0.635cm" svg:height="1.27cm" svg:x="8.89cm" svg:y="17.78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0.635cm" svg:height="1.27cm" svg:x="9.525cm" svg:y="17.78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4" draw:text-style-name="P13" draw:layer="layout" svg:width="2.412cm" svg:height="2.099cm" svg:x="5.08cm" svg:y="11.921cm" svg:viewBox="0 0 2413 2100" draw:points="0,2100 2413,2100 2413,0 0,0">
              <text:p/>
            </draw:polygon>
            <draw:polygon draw:style-name="gr15" draw:text-style-name="P14" draw:layer="layout" svg:width="2.412cm" svg:height="2.099cm" svg:x="5.08cm" svg:y="11.921cm" svg:viewBox="0 0 2413 2100" draw:points="0,2100 2413,2100 2413,0 0,0">
              <text:p/>
            </draw:polygon>
          </draw:g>
          <draw:frame draw:style-name="gr25" draw:text-style-name="P22" draw:layer="layout" svg:width="2.411cm" svg:height="2.252cm" svg:x="5.08cm" svg:y="11.845cm">
            <draw:text-box>
              <text:p text:style-name="P21"><text:span text:style-name="T11">Hop Lmt:</text:span><text:span text:style-name="T7"><text:line-break/></text:span><text:span text:style-name="T7">2b00: 8b inline</text:span><text:span text:style-name="T7"><text:line-break/></text:span><text:span text:style-name="T7">2b01: limit is 1</text:span><text:span text:style-name="T7"><text:line-break/></text:span><text:span text:style-name="T7">2b10: limit is 64</text:span><text:span text:style-name="T7"><text:line-break/></text:span><text:span text:style-name="T7">2b11: limit is 255</text:span></text:p>
            </draw:text-box>
          </draw:frame>
        </draw:g>
        <draw:custom-shape draw:style-name="gr9" draw:text-style-name="P6" draw:layer="layout" svg:width="1.27cm" svg:height="1.27cm" svg:x="16.51cm" svg:y="15.24cm">
          <text:p text:style-name="P3"><text:span text:style-name="T3">NxtHdr</text:span><text:span text:style-name="T3"><text:line-break/></text:span><text:span text:style-name="T3"><text:line-break/></text:span><text:span text:style-name="T3">0/*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6" draw:text-style-name="P20" draw:layer="layout" svg:width="2.413cm" svg:height="0.762cm" svg:x="11.049cm" svg:y="13.208cm">
            <text:p text:style-name="P23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397cm" svg:height="0.762cm" svg:x="14.859cm" svg:y="13.208cm">
            <text:p text:style-name="P3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397cm" svg:height="0.762cm" svg:x="13.462cm" svg:y="13.208cm">
            <text:p text:style-name="P3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1.397cm" svg:height="1.27cm" svg:x="16.256cm" svg:y="12.7cm">
            <text:p text:style-name="P3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6" draw:layer="layout" svg:width="1.397cm" svg:height="1.27cm" svg:x="17.653cm" svg:y="12.7cm">
            <text:p text:style-name="P3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6" draw:layer="layout" svg:width="5.207cm" svg:height="0.508cm" svg:x="11.049cm" svg:y="12.7cm">
            <text:p text:style-name="P3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olygon draw:style-name="gr14" draw:text-style-name="P13" draw:layer="layout" svg:width="2.412cm" svg:height="1.27cm" svg:x="8.001cm" svg:y="11.891cm" svg:viewBox="0 0 2413 1271" draw:points="0,1271 2413,1271 2413,0 0,0">
              <text:p/>
            </draw:polygon>
            <draw:polygon draw:style-name="gr15" draw:text-style-name="P14" draw:layer="layout" svg:width="2.412cm" svg:height="1.27cm" svg:x="8.001cm" svg:y="11.891cm" svg:viewBox="0 0 2413 1271" draw:points="0,1271 2413,1271 2413,0 0,0">
              <text:p/>
            </draw:polygon>
          </draw:g>
          <draw:frame draw:style-name="gr30" draw:text-style-name="P22" draw:layer="layout" svg:width="2.411cm" svg:height="1.426cm" svg:x="8.001cm" svg:y="11.814cm">
            <draw:text-box>
              <text:p text:style-name="P21"><text:span text:style-name="T11">* AddrMode:</text:span><text:span text:style-name="T7"><text:line-break/></text:span><text:span text:style-name="T7">1b0: 128b inline</text:span><text:span text:style-name="T7"><text:line-break/></text:span><text:span text:style-name="T7">1b1: addr elide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8-10-18T10:03:53.308000000</dc:date>
    <meta:editing-duration>PT12H53M19S</meta:editing-duration>
    <meta:editing-cycles>54</meta:editing-cycles>
    <meta:generator>LibreOffice/6.0.5.2$Windows_X86_64 LibreOffice_project/54c8cbb85f300ac59db32fe8a675ff7683cd5a16</meta:generator>
    <meta:document-statistic meta:object-count="144"/>
  </office:meta>
</office:document-meta>
</file>